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weight="bold" officeooo:rsid="001bacdc" officeooo:paragraph-rsid="00033f97" style:font-weight-asian="bold" style:font-weight-complex="bold"/>
    </style:style>
    <style:style style:name="P2" style:family="paragraph" style:parent-style-name="Standard">
      <style:paragraph-properties fo:text-align="center" style:justify-single-word="false"/>
      <style:text-properties style:font-name="Calibri" fo:font-weight="bold" officeooo:rsid="001bacdc" officeooo:paragraph-rsid="00033f97" style:font-weight-asian="bold" style:font-weight-complex="bold"/>
    </style:style>
    <style:style style:name="P3" style:family="paragraph" style:parent-style-name="Standard">
      <style:paragraph-properties fo:text-align="start" style:justify-single-word="false"/>
      <style:text-properties style:font-name="Calibri" fo:font-weight="bold" officeooo:rsid="00207be2" officeooo:paragraph-rsid="00033f97" style:font-weight-asian="bold" style:font-weight-complex="bold"/>
    </style:style>
    <style:style style:name="P4" style:family="paragraph" style:parent-style-name="Standard">
      <style:paragraph-properties fo:text-align="start" style:justify-single-word="false"/>
      <style:text-properties style:font-name="Calibri" fo:font-weight="bold" officeooo:rsid="00033f97" officeooo:paragraph-rsid="00033f97" style:font-weight-asian="bold" style:font-weight-complex="bold"/>
    </style:style>
    <style:style style:name="P5" style:family="paragraph" style:parent-style-name="Standard" style:list-style-name="L1">
      <style:paragraph-properties fo:text-align="start" style:justify-single-word="false"/>
      <style:text-properties style:font-name="Calibri" fo:font-weight="bold" officeooo:rsid="00033f97" officeooo:paragraph-rsid="00033f97" style:font-weight-asian="bold" style:font-weight-complex="bold"/>
    </style:style>
    <style:style style:name="P6" style:family="paragraph" style:parent-style-name="Standard">
      <style:paragraph-properties fo:text-align="start" style:justify-single-word="false"/>
      <style:text-properties style:font-name="Calibri" fo:font-weight="bold" officeooo:rsid="001ff98b" officeooo:paragraph-rsid="00033f97" style:font-weight-asian="bold" style:font-weight-complex="bold"/>
    </style:style>
    <style:style style:name="P7" style:family="paragraph" style:parent-style-name="Standard">
      <style:paragraph-properties fo:text-align="start" style:justify-single-word="false"/>
      <style:text-properties style:font-name="Calibri" style:text-underline-style="none" fo:font-weight="bold" officeooo:rsid="00207be2" officeooo:paragraph-rsid="00033f97" style:font-weight-asian="bold" style:font-weight-complex="bold"/>
    </style:style>
    <style:style style:name="P8" style:family="paragraph" style:parent-style-name="Standard">
      <style:paragraph-properties fo:text-align="start" style:justify-single-word="false"/>
      <style:text-properties officeooo:paragraph-rsid="00033f97"/>
    </style:style>
    <style:style style:name="T1" style:family="text">
      <style:text-properties officeooo:rsid="00033f97"/>
    </style:style>
    <style:style style:name="T2" style:family="text">
      <style:text-properties fo:font-weight="normal" style:font-weight-asian="normal" style:font-weight-complex="normal"/>
    </style:style>
    <style:style style:name="T3" style:family="text">
      <style:text-properties style:font-name="Calibri"/>
    </style:style>
    <style:style style:name="T4" style:family="text">
      <style:text-properties style:font-name="Calibri" fo:font-weight="bold" officeooo:rsid="00033f97" style:font-weight-asian="bold" style:font-weight-complex="bold"/>
    </style:style>
    <style:style style:name="T5" style:family="text">
      <style:text-properties style:font-name="Calibri" fo:font-weight="bold" officeooo:rsid="001ff98b" style:font-weight-asian="bold" style:font-weight-complex="bold"/>
    </style:style>
    <style:style style:name="T6" style:family="text">
      <style:text-properties style:font-name="Calibri" fo:font-weight="normal" officeooo:rsid="00033f97" style:font-weight-asian="normal" style:font-weight-complex="normal"/>
    </style:style>
    <style:style style:name="T7" style:family="text">
      <style:text-properties style:font-name="Calibri" officeooo:rsid="00033f97"/>
    </style:style>
    <style:style style:name="T8" style:family="text">
      <style:text-properties fo:color="#000000" style:font-name="Calibri1" fo:font-size="12pt" officeooo:rsid="001236a1" style:font-name-asian="Times New Roman" style:font-size-asian="12pt" style:language-asian="es" style:country-asian="CO" style:font-name-complex="Calibri2" style:font-size-complex="12pt"/>
    </style:style>
    <style:style style:name="T9" style:family="text">
      <style:text-properties fo:color="#000000" style:font-name="Calibri1" fo:font-size="12pt" fo:font-weight="normal" officeooo:rsid="001236a1" style:font-name-asian="Times New Roman" style:font-size-asian="12pt" style:language-asian="es" style:country-asian="CO" style:font-weight-asian="normal" style:font-name-complex="Calibri2"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SIÓN TIC 2022</text:p>
      <text:p text:style-name="P2"/>
      <text:p text:style-name="P3">Cristian David Moreno Riaño – 1007378776</text:p>
      <text:p text:style-name="P3">E-mail <text:a xlink:type="simple" xlink:href="mailto:kyonax25@gmail.com" text:style-name="Internet_20_link" text:visited-style-name="Visited_20_Internet_20_Link">kyonax25@gmail.com</text:a> | Cel 3022539479</text:p>
      <text:p text:style-name="P7"/>
      <text:p text:style-name="P1">Método IDEAL – Reto #<text:span text:style-name="T1">6</text:span> | Market Cicle </text:p>
      <text:p text:style-name="P1"/>
      <text:p text:style-name="P1">IDENTIFICACIÓN DE LA PROBLEMÁTICA</text:p>
      <text:p text:style-name="P1">Descripción del Reto</text:p>
      <text:p text:style-name="P4">Market Cicle <text:span text:style-name="T2">desea tener algunos reportes estadísticos como:</text:span></text:p>
      <text:p text:style-name="P4"><text:span text:style-name="T2"/></text:p>
      <text:list xml:id="list1274050610" text:style-name="L1">
        <text:list-item>
          <text:p text:style-name="P5"><text:span text:style-name="T2">Implementar una nueva opción en el menú principal, que lleve a otro menú con la generación de reportes y gráficos estadísticos.</text:span></text:p>
        </text:list-item>
        <text:list-item>
          <text:p text:style-name="P5"><text:span text:style-name="T2">Comportamiento de las Ventas x cada uno de sus productos (Gráfico Histograma).</text:span></text:p>
        </text:list-item>
        <text:list-item>
          <text:p text:style-name="P5"><text:span text:style-name="T2">Comportamiento de las Ventas x cada uno de sus vendedores (Gráfico Circular)</text:span></text:p>
        </text:list-item>
        <text:list-item>
          <text:p text:style-name="P5"><text:span text:style-name="T2">Cuadro de Reporte de las Ventas por fecha, totalizadas al final (Nor. Factura, Sub-Totales, IVA, Total Venta)</text:span></text:p>
        </text:list-item>
      </text:list>
      <text:p text:style-name="P4"><text:span text:style-name="T2"/></text:p>
      <text:p text:style-name="P6">DEFINICIÓN DE LA PROBLEMÁTICA</text:p>
      <text:p text:style-name="P8"><text:span text:style-name="T4">Market Cicle </text:span><text:span text:style-name="T6">busca agregar un sistema de graficas para el programa que ha solicitado, esto para tener de una manera más detallada toda la información de sus Ventas y Clientes. Esto anexando las nuevas funciones al Menú principal del programa.</text:span></text:p>
      <text:p text:style-name="P8"><text:span text:style-name="T6"/></text:p>
      <text:p text:style-name="P6">ESTRATEGIAS PARA DIVIDIR Y SOLUCIONAR LA PROBLEMÁTICA</text:p>
      <text:p text:style-name="P8"><text:span text:style-name="T5">División por medio de </text:span><text:span text:style-name="T4">las solicitudes realizadas</text:span></text:p>
      <text:p text:style-name="P8"><text:span text:style-name="T9">Las solicitudes realizadas por la empresa son bastante claras, así que la división de la problemática intentará solucionar los requerimientos específicos solicitados uno por uno, tomando así la división del problema.</text:span></text:p>
      <text:p text:style-name="P8"><text:span text:style-name="T9"/></text:p>
      <text:p text:style-name="P6"><text:span text:style-name="T8">ALGORITMOS REALIZADOS PARA LA SOLUCIÓN – MANUAL DE DESARROLLADOR</text:span></text:p>
      <text:p text:style-name="P6"><text:span text:style-name="T8"/></text:p>
      <text:p text:style-name="P6"><text:span text:style-name="T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1T13:47:50.912000000</meta:creation-date>
    <dc:date>2021-06-21T13:57:24.481000000</dc:date>
    <meta:editing-duration>PT9M20S</meta:editing-duration>
    <meta:editing-cycles>2</meta:editing-cycles>
    <meta:generator>LibreOffice/6.4.4.2$Windows_X86_64 LibreOffice_project/3d775be2011f3886db32dfd395a6a6d1ca2630ff</meta:generator>
    <meta:document-statistic meta:table-count="0" meta:image-count="0" meta:object-count="0" meta:page-count="1" meta:paragraph-count="17" meta:word-count="198" meta:character-count="1294" meta:non-whitespace-character-count="1113"/>
  </office:meta>
</office:document-meta>
</file>